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173db7" style:font-size-asian="12pt" style:font-size-complex="12pt"/>
    </style:style>
    <style:style style:name="P3" style:family="paragraph" style:parent-style-name="Text_20_body">
      <style:text-properties fo:font-size="12pt" officeooo:paragraph-rsid="001911f1" style:font-size-asian="12pt" style:font-size-complex="12pt"/>
    </style:style>
    <style:style style:name="P4" style:family="paragraph" style:parent-style-name="Table_20_Contents">
      <style:text-properties fo:font-size="12pt" officeooo:rsid="0019b050" officeooo:paragraph-rsid="0019b050" style:font-size-asian="12pt" style:font-size-complex="12pt"/>
    </style:style>
    <style:style style:name="T1" style:family="text">
      <style:text-properties officeooo:rsid="00173d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1"><text:tab/>QAction类提供了可插入控件的抽象用户界面动作。</text:p>
      <text:p text:style-name="P1"><text:tab/>在实际应用中许多常用命令都可以通过菜单，工具栏按钮和键盘快捷键来调用。由于用户期望能够以相同的方式执行的每个命令，而不需用管使用的用户界面，使用动作代表每一个命令是有用的。</text:p>
      <text:p text:style-name="P1"><text:tab/>操作可以被添加到菜单和工具栏，并会自动保持同步。例如，在一个字处理程序中，如果用户按下一个粗体工具栏按钮，加粗菜单项将自动被选中。</text:p>
      <text:p text:style-name="P1"><text:tab/>动作可以被创建为独立的对象，但是它们也可以在菜单的构造过程中创建；QMenu类包含方便的函数用于创建适合用作菜单项的操作。</text:p>
      <text:p text:style-name="P2"><text:tab/>一个QAction可能包含图标，菜单文本，快捷键，状态文本，“<text:span text:style-name="T1">What's This?</text:span>”文本和工具提示。这些大多数可以在构造函数中设置。它们也可以独立地设置，使用setIcon()，setText()，setIconText()，setShortcut()，setStatusTip()，setWhatsThis()，和setToolTip()。菜单项，则可以使用setfont()设置一个单独的字体。</text:p>
      <text:p text:style-name="P3"><text:tab/>使用QWidget ::addAction()或QGraphicsWidget ::addAction()将动作加入到小控件中。注意，一个动作在它使用之前必须被添加控件中；当快捷键是全局的时候，这也是真实的（即Qt:: ApplicationShortcut作为Qt:: ShortcutContext）。</text:p>
      <text:p text:style-name="P1"/>
      <text:p text:style-name="P1">一旦一个的QAction已创建它应该被添加到相应菜单和工具栏，然后连接至将执行动作的槽。例如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"><text:s text:c="4"/>openAct = new QAction(QIcon(":/images/open.png"), tr("&amp;Open..."), this); </text:p>
            <text:p text:style-name="P4"><text:s text:c="4"/>openAct-&gt;setShortcuts(QKeySequence::Open); </text:p>
            <text:p text:style-name="P4"><text:s text:c="4"/>openAct-&gt;setStatusTip(tr("Open an existing file")); </text:p>
            <text:p text:style-name="P4"><text:s text:c="4"/>connect(openAct, SIGNAL(triggered()), this, SLOT(open())); </text:p>
            <text:p text:style-name="P4"/>
            <text:p text:style-name="P4"><text:s text:c="4"/>fileMenu-&gt;addAction(openAct); </text:p>
            <text:p text:style-name="P4"><text:s text:c="4"/>fileToolBar-&gt;addAction(openAct);</text:p>
          </table:table-cell>
        </table:table-row>
      </table:table>
      <text:p text:style-name="P1"/>
      <text:p text:style-name="P1"><text:tab/>我们建议动作作为窗口的子控件创建。在大多数情况下，动作将是应用程序的主窗口的子控件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5:56:18.310329723</meta:creation-date>
    <meta:generator>LibreOffice/4.2.8.2$Linux_X86_64 LibreOffice_project/420m0$Build-2</meta:generator>
    <dc:date>2015-12-18T14:14:04.207224603</dc:date>
    <meta:editing-duration>PT8M26S</meta:editing-duration>
    <meta:editing-cycles>5</meta:editing-cycles>
    <meta:document-statistic meta:table-count="1" meta:image-count="0" meta:object-count="0" meta:page-count="1" meta:paragraph-count="15" meta:word-count="497" meta:character-count="1005" meta:non-whitespace-character-count="953"/>
  </office:meta>
</office:document-meta>
</file>